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5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13.263cm"/>
    </style:style>
    <style:style style:name="co4" style:family="table-column">
      <style:table-column-properties fo:break-before="auto" style:column-width="5.553cm"/>
    </style:style>
    <style:style style:name="co5" style:family="table-column">
      <style:table-column-properties fo:break-before="auto" style:column-width="3.789cm"/>
    </style:style>
    <style:style style:name="co6" style:family="table-column">
      <style:table-column-properties fo:break-before="auto" style:column-width="2.24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ta1" style:family="table" style:master-page-name="PageStyle_5f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ce7"/>
        <table:table-row table:style-name="ro1">
          <table:table-cell office:value-type="string">
            <text:p>Прочитайте, как заполнить шаблон:</text:p>
          </table:table-cell>
          <table:table-cell/>
          <table:table-cell table:style-name="ce4" office:value-type="string">
            <text:p><text:a xlink:href="https://yandex.ru/support/maps-builder/concept/markers_5.html">https://yandex.ru/support/maps-builder/concept/markers_5.html</text:a>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>
            <text:p>Широта</text:p>
          </table:table-cell>
          <table:table-cell table:style-name="ce3" office:value-type="string">
            <text:p>Долгота</text:p>
          </table:table-cell>
          <table:table-cell table:style-name="ce6" office:value-type="string">
            <text:p>Описание</text:p>
          </table:table-cell>
          <table:table-cell table:style-name="ce3" office:value-type="string">
            <text:p>Подпись</text:p>
          </table:table-cell>
          <table:table-cell table:style-name="ce3" office:value-type="string">
            <text:p>Номер метки</text:p>
          </table:table-cell>
          <table:table-cell table:number-columns-repeated="1019"/>
        </table:table-row>
        <table:table-row table:style-name="ro2">
          <table:table-cell office:value-type="string">
            <text:p>55.057335</text:p>
          </table:table-cell>
          <table:table-cell office:value-type="string">
            <text:p>82.882020</text:p>
          </table:table-cell>
          <table:table-cell office:value-type="string">
            <text:p>Заельцовский парк, Новосибирск</text:p>
          </table:table-cell>
          <table:table-cell office:value-type="string">
            <text:p>Заельцовский парк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54.760767</text:p>
          </table:table-cell>
          <table:table-cell office:value-type="string">
            <text:p>82.857957</text:p>
          </table:table-cell>
          <table:table-cell office:value-type="string">
            <text:p>Новосибирск</text:p>
          </table:table-cell>
          <table:table-cell office:value-type="string">
            <text:p>Обское море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style-name="ce3"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style-name="ce3"/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6">06.04.2024</text:date>, <text:time>12:06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06T12:06:16.34</dc:date>
    <meta:generator>OpenOffice/4.1.2$Win32 OpenOffice.org_project/412m3$Build-9782</meta:generator>
    <meta:document-statistic meta:table-count="1" meta:cell-count="17" meta:object-count="0"/>
  </office:meta>
</office:document-meta>
</file>